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5A000000EC787ED792711CDC2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ArialMT" svg:font-family="ArialMT" style:font-family-generic="swiss"/>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3" style:family="paragraph" style:parent-style-name="Standard">
      <style:paragraph-properties fo:line-height="150%"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4" style:family="paragraph" style:parent-style-name="Standard">
      <style:paragraph-properties fo:text-align="start" style:justify-single-word="false" style:text-autospace="none"/>
      <style:text-properties style:use-window-font-color="true" style:font-name="Arial3" fo:font-size="10pt" fo:language="es" fo:country="ES" fo:font-style="normal" style:text-underline-style="none" fo:font-weight="normal" style:font-name-asian="ArialMT" style:font-size-asian="10pt" style:language-asian="zxx" style:country-asian="none" style:font-style-asian="normal" style:font-weight-asian="normal" style:font-name-complex="ArialMT" style:font-size-complex="10pt" style:language-complex="ar" style:country-complex="SA" style:font-style-complex="normal" style:font-weight-complex="normal"/>
    </style:style>
    <style:style style:name="P5"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6"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8" style:family="paragraph" style:parent-style-name="Standard" style:master-page-name="Standard">
      <style:paragraph-properties fo:text-align="start" style:justify-single-word="false" style:page-number="1"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9" style:family="paragraph" style:parent-style-name="Standard" style:list-style-name="L1">
      <style:paragraph-properties fo:text-align="start" style:justify-single-word="false" style:text-autospace="none"/>
      <style:text-properties style:font-name="Arial3" fo:font-size="10pt" style:font-size-asian="10pt" style:font-name-complex="Helvetica" style:font-size-complex="10pt"/>
    </style:style>
    <style:style style:name="P10" style:family="paragraph" style:parent-style-name="Standard" style:list-style-name="L2">
      <style:paragraph-properties fo:line-height="150%" fo:text-align="justify" style:justify-single-word="false" style:text-autospace="none"/>
      <style:text-properties style:font-name="Arial3" fo:font-size="10pt" style:font-size-asian="10pt" style:font-name-complex="Helvetica" style:font-size-complex="10pt"/>
    </style:style>
    <style:style style:name="P11" style:family="paragraph" style:parent-style-name="Standard" style:list-style-name="L1">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12" style:family="paragraph" style:parent-style-name="Standard">
      <style:paragraph-properties fo:text-align="start" style:justify-single-word="false" style:text-autospace="none"/>
      <style:text-properties style:font-name="Arial3" fo:font-size="10pt" fo:font-weight="normal" style:font-name-asian="Helvetica" style:font-size-asian="10pt" style:font-weight-asian="normal" style:font-name-complex="Helvetica" style:font-size-complex="10pt" style:font-weight-complex="normal"/>
    </style:style>
    <style:style style:name="P13" style:family="paragraph" style:parent-style-name="Standard" style:list-style-name="L2">
      <style:paragraph-properties fo:line-height="150%" fo:text-align="justify" style:justify-single-word="false"/>
      <style:text-properties fo:font-size="10pt" style:font-size-asian="10pt" style:font-size-complex="10pt"/>
    </style:style>
    <style:style style:name="P14" style:family="paragraph" style:parent-style-name="Standard" style:list-style-name="L2">
      <style:paragraph-properties fo:line-height="150%" fo:text-align="justify" style:justify-single-word="false"/>
      <style:text-properties fo:font-size="10pt" style:text-underline-style="none" style:font-size-asian="10pt" style:font-size-complex="10pt"/>
    </style:style>
    <style:style style:name="P15" style:family="paragraph" style:parent-style-name="Standard" style:list-style-name="L2">
      <style:paragraph-properties fo:line-height="150%" fo:text-align="justify" style:justify-single-word="false"/>
      <style:text-properties style:font-name="Arial2" fo:font-size="10pt" fo:language="es" fo:country="ES" style:text-underline-style="none" style:font-size-asian="10pt" style:font-name-complex="Arial2" style:font-size-complex="10pt"/>
    </style:style>
    <style:style style:name="P16" style:family="paragraph">
      <style:paragraph-properties style:writing-mode="lr-tb"/>
    </style:style>
    <style:style style:name="P17" style:family="paragraph">
      <style:paragraph-properties style:text-autospace="none"/>
    </style:style>
    <style:style style:name="P18" style:family="paragraph">
      <loext:graphic-properties draw:fill="none" draw:fill-color="#ffffff"/>
      <style:paragraph-properties style:writing-mode="lr-tb"/>
    </style:style>
    <style:style style:name="P19" style:family="paragraph">
      <loext:graphic-properties draw:fill="none" draw:fill-color="#ffffff"/>
      <style:paragraph-properties fo:text-align="center"/>
    </style:style>
    <style:style style:name="T1" style:family="text">
      <style:text-properties style:use-window-font-color="true" style:font-name="Arial2" fo:language="es" fo:country="ES" fo:font-style="normal" style:text-underline-style="none"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2" style:family="text">
      <style:text-properties style:use-window-font-color="true" style:font-name="Arial2" fo:language="es" fo:country="ES" fo:font-style="normal" style:text-underline-style="solid" style:text-underline-width="auto" style:text-underline-color="font-color" fo:font-weight="normal" style:font-name-asian="Helvetica" style:language-asian="zxx" style:country-asian="none" style:font-style-asian="normal" style:font-weight-asian="normal" style:font-name-complex="Arial2" style:language-complex="ar" style:country-complex="SA" style:font-style-complex="normal" style:font-weight-complex="normal"/>
    </style:style>
    <style:style style:name="T3" style:family="text">
      <style:text-properties style:font-name="Arial2" fo:font-size="9pt" style:font-size-asian="9pt" style:font-name-complex="Arial2" style:font-size-complex="9pt"/>
    </style:style>
    <style:style style:name="T4" style:family="text">
      <style:text-properties style:font-name="Arial2" fo:language="es" fo:country="ES" style:text-underline-style="none" style:font-name-complex="Arial2"/>
    </style:style>
    <style:style style:name="T5" style:family="text">
      <style:text-properties style:font-name="Arial2" fo:language="es" fo:country="ES" style:text-underline-style="none" fo:font-weight="normal" style:font-name-asian="Helvetica" style:font-weight-asian="normal" style:font-name-complex="Arial2" style:font-weight-complex="normal"/>
    </style:style>
    <style:style style:name="T6" style:family="text">
      <style:text-properties style:font-name="Arial2" fo:language="es" fo:country="ES" style:text-underline-style="solid" style:text-underline-width="auto" style:text-underline-color="font-color" style:font-name-complex="Arial2"/>
    </style:style>
    <style:style style:name="T7" style:family="text">
      <style:text-properties style:font-name="Arial2" fo:language="es" fo:country="ES" style:text-underline-style="solid" style:text-underline-width="auto" style:text-underline-color="font-color" officeooo:rsid="000c9bf7" style:font-name-complex="Arial2"/>
    </style:style>
    <style:style style:name="T8" style:family="text">
      <style:text-properties style:font-name="Arial2" fo:language="es" fo:country="ES" style:text-underline-style="solid" style:text-underline-width="auto" style:text-underline-color="font-color" officeooo:rsid="000e75e7" style:font-name-complex="Arial2"/>
    </style:style>
    <style:style style:name="T9" style:family="text">
      <style:text-properties style:font-name="Arial2" fo:language="es" fo:country="ES" style:text-underline-style="solid" style:text-underline-width="auto" style:text-underline-color="font-color" officeooo:rsid="000f67c2" style:font-name-complex="Arial2"/>
    </style:style>
    <style:style style:name="T10" style:family="text">
      <style:text-properties style:font-name="Arial2" fo:language="es" fo:country="ES" style:font-name-complex="Arial2"/>
    </style:style>
    <style:style style:name="T11" style:family="text">
      <style:text-properties style:font-name="Arial2" fo:language="es" fo:country="ES" officeooo:rsid="000f67c2" style:font-name-complex="Arial2"/>
    </style:style>
    <style:style style:name="T12" style:family="text">
      <style:text-properties fo:font-weight="normal" style:font-name-asian="Helvetica"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0c9bf7"/>
    </style:style>
    <style:style style:name="T15" style:family="text">
      <style:text-properties officeooo:rsid="000c9bf7"/>
    </style:style>
    <style:style style:name="T16" style:family="text">
      <style:text-properties officeooo:rsid="00101866"/>
    </style:style>
    <style:style style:name="T17" style:family="text"/>
    <style:style style:name="T18"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9"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20"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21"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list xml:id="list3209383943" text:style-name="L1">
        <text:list-item>
          <text:p text:style-name="P9"><text:span text:style-name="T12">Completa</text:span><text:span text:style-name="T3">:</text:span></text:p>
        </text:list-item>
      </text:list>
      <text:list xml:id="list3620035647" text:style-name="L2">
        <text:list-item>
          <text:p text:style-name="P13"><text:span text:style-name="T10">Una dirección IPv4 consta de</text:span><text:span text:style-name="T6"> <text:tab/></text:span><text:span text:style-name="T7">32</text:span><text:span text:style-name="T6"><text:tab/> </text:span><text:span text:style-name="T4">bits</text:span><text:span text:style-name="T10">, agrupados de</text:span><text:span text:style-name="T4"> </text:span><text:span text:style-name="T6"><text:tab/></text:span><text:span text:style-name="T7">4</text:span><text:span text:style-name="T6"><text:tab/></text:span><text:span text:style-name="T4"> </text:span><text:span text:style-name="T10">y representados en </text:span><text:span text:style-name="T6"><text:tab/><text:tab/></text:span><text:span text:style-name="T7">decimal</text:span><text:span text:style-name="T6"><text:tab/><text:tab/></text:span><text:span text:style-name="T10">. Los valores de estos números decimales van entre </text:span><text:span text:style-name="T6"><text:tab/></text:span><text:span text:style-name="T7">0</text:span><text:span text:style-name="T6"><text:tab/></text:span><text:span text:style-name="T10"> y </text:span><text:span text:style-name="T6"><text:tab/><text:tab/></text:span><text:span text:style-name="T7">256</text:span><text:span text:style-name="T6"><text:tab/></text:span></text:p>
        </text:list-item>
        <text:list-item>
          <text:p text:style-name="P14"><text:span text:style-name="T10">Las direcciones IP </text:span><text:span text:style-name="T11">NO</text:span><text:span text:style-name="T10"> son entendidas en los niveles </text:span><text:span text:style-name="T8"><text:s/></text:span><text:span text:style-name="T6"><text:tab/></text:span><text:span text:style-name="T8">fisico y enlace</text:span><text:span text:style-name="T6"><text:tab/><text:tab/><text:tab/> <text:s/></text:span><text:span text:style-name="T10">y si son entendidas por el <text:s/>nivel </text:span><text:span text:style-name="T7">red 3</text:span><text:span text:style-name="T6"><text:tab/><text:tab/></text:span><text:span text:style-name="T10">. </text:span></text:p>
        </text:list-item>
        <text:list-item>
          <text:p text:style-name="P14"><text:span text:style-name="T10">El protocolo </text:span><text:span text:style-name="T6"><text:tab/><text:tab/></text:span><text:span text:style-name="T8">ARP</text:span><text:span text:style-name="T6"><text:tab/><text:tab/><text:tab/><text:tab/></text:span><text:span text:style-name="T10">, resuelve el problema de encontrar qué dirección física corresponde a una dirección IP dada.</text:span></text:p>
        </text:list-item>
        <text:list-item>
          <text:p text:style-name="P14"><text:span text:style-name="T10">El direccionamiento dinámico es un mecanismo que nos proporciona una configuración de los parámetros de red de forma automática. La dirección proporcionada es la adecuada para que nuestro nodo funcione correctamente en la red, ya sea una LAN o una WAN. Este mecanismo recibe el nombre de </text:span><text:span text:style-name="T6"><text:tab/><text:tab/><text:tab/></text:span><text:span text:style-name="T9">DHCP(dinamic host)</text:span><text:span text:style-name="T6"><text:tab/><text:tab/><text:tab/></text:span></text:p>
        </text:list-item>
        <text:list-item>
          <text:p text:style-name="P13"><text:span text:style-name="T4">El direccionamiento IPv4 establece que de los </text:span><text:span text:style-name="T6"><text:tab/><text:tab/></text:span><text:span text:style-name="T9">32</text:span><text:span text:style-name="T6"><text:tab/></text:span><text:span text:style-name="T4"> bits:</text:span></text:p>
          <text:list>
            <text:list-item>
              <text:p text:style-name="P14"><text:span text:style-name="T10">Una parte de los bits determina el tipo de dirección, es decir si es </text:span><text:span text:style-name="T6"><text:tab/><text:tab/><text:tab/><text:tab/></text:span></text:p>
              <text:p text:style-name="P14"><text:span text:style-name="T10">y también determinan <text:s/>el </text:span><text:span text:style-name="T6"><text:tab/><text:tab/><text:tab/><text:tab/></text:span><text:span text:style-name="T10">.</text:span></text:p>
            </text:list-item>
            <text:list-item>
              <text:p text:style-name="P15">Otra parte de los bits determinan el número de host. Dentro de la<text:span text:style-name="T13"><text:tab/></text:span><text:span text:style-name="T14">MAC</text:span><text:span text:style-name="T13"><text:tab/></text:span></text:p>
            </text:list-item>
          </text:list>
        </text:list-item>
        <text:list-item>
          <text:p text:style-name="P13"><text:span text:style-name="T10">En TCP/IP una mascara de red es</text:span><text:span text:style-name="T6"> <text:tab/><text:tab/></text:span><text:span text:style-name="T9">un mecanismo que sirve para diferenciar los bits de red y host</text:span><text:span text:style-name="T6"><text:tab/><text:tab/><text:tab/><text:tab/></text:span><text:span text:style-name="T4">en una dirección Ipv4. La mascara esta formada por bits de ellos tendrán el valor 1 aquellos que identifique <text:tab/></text:span><text:span text:style-name="T6"><text:tab/><text:tab/></text:span><text:span text:style-name="T4"> y valor 0 aquellos que </text:span><text:span text:style-name="T6"><text:tab/><text:tab/><text:tab/><text:tab/><text:tab/><text:tab/><text:tab/><text:tab/><text:tab/> </text:span><text:span text:style-name="T4">Estos 32 bits se agrupan de</text:span><text:span text:style-name="T6"> <text:tab/><text:tab/><text:tab/><text:tab/>.</text:span></text:p>
        </text:list-item>
        <text:list-item>
          <text:p text:style-name="P13"><text:span text:style-name="T4">En una notación CIDR (Classless Inter-Domain Routing). se agregar un subfijo a la dirección IP</text:span><text:span text:style-name="T6"> </text:span><text:span text:style-name="T4">indicando </text:span><text:span text:style-name="T6"><text:tab/><text:tab/><text:tab/><text:tab/><text:tab/><text:tab/><text:tab/><text:tab/>, </text:span><text:span text:style-name="T4">teniendo en cuenta que se cuentan de izquierda a derecha.</text:span></text:p>
        </text:list-item>
        <text:list-item>
          <text:p text:style-name="P10"><text:span text:style-name="T5"><text:s/>ICMP (Protocolo de mensajes de control de Internet) es un protocolo que permite </text:span>a<text:span text:style-name="T5">dministrar información relacionada <text:s/>los equipos en red, utilizada para detectar errores, ICMP no permite corregir los errores sino que los notifica a los protocolos de capas cercanas. Por lo tanto, el protocolo ICMP es usado por todos los routers, para indicar un error. <text:s/></text:span><text:span text:style-name="T1">PING es un comando, que permite</text:span><text:span text:style-name="T2"> <text:tab/><text:tab/><text:tab/>, </text:span><text:span text:style-name="T1">enviando un datagrama</text:span><text:span text:style-name="T2"> <text:tab/><text:tab/><text:tab/> <text:s/></text:span><text:span text:style-name="T1">a un destino y solicitando que regrese.</text:span></text:p>
        </text:list-item>
      </text:list>
      <text:p text:style-name="P3"/>
      <text:list xml:id="list100753851675839" text:continue-list="list3209383943" text:style-name="L1">
        <text:list-item>
          <text:p text:style-name="P11"><text:s/>¿Cuál es el intervalo decimal y binario del primer octeto para todas las direcciones IP clase "B" posibles?<text:span text:style-name="T15">1</text:span></text:p>
        </text:list-item>
      </text:list>
      <text:p text:style-name="P2"/>
      <text:p text:style-name="P2"><text:tab/><text:span text:style-name="T16">Binario:10000001 | 00001010 | 00000010 | 00000011</text:span></text:p>
      <text:p text:style-name="P2"><text:tab/><text:span text:style-name="T16">Decimal:129 | 10 | 2 | 3</text:span></text:p>
      <text:p text:style-name="P2"/>
      <text:list xml:id="list100752808112942" text:continue-numbering="true" text:style-name="L1">
        <text:list-item>
          <text:p text:style-name="P11"><text:soft-page-break/><text:s/>¿Cuántos octetos hay en una dirección IP v4? <text:span text:style-name="T15">4</text:span> <text:s/>¿Cuántos bits puede haber por octeto? <text:span text:style-name="T16">Los tres de mas peso</text:span></text:p>
          <text:p text:style-name="P11"><text:s/>¿Qué octeto u octetos representan la parte que corresponde a la red de una dirección IP clase "C"? <text:span text:style-name="T15">los primeros 3</text:span> </text:p>
          <text:p text:style-name="P11">¿Cuál es la cantidad máxima de hosts que se pueden tener con una dirección de red clase C? <text:s/><text:span text:style-name="T15">255-2</text:span></text:p>
          <text:p text:style-name="P11">¿Qué octeto u octetos representan la parte que corresponde al host de una dirección IP clase "A"? <text:span text:style-name="T15">los tres ultimo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ArialMT" svg:font-family="ArialMT" style:font-family-generic="swiss"/>
    <style:font-face style:name="Helvetica" svg:font-family="Helvetica"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3" svg:font-family="Arial" style:font-adornments="Negrit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87ED792711CDC2B.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1</dc:title>
    <meta:creation-date>2013-02-14T12:30:03.65</meta:creation-date>
    <meta:editing-cycles>31</meta:editing-cycles>
    <meta:editing-duration>PT3H20M42S</meta:editing-duration>
    <meta:initial-creator>Blanca I-I</meta:initial-creator>
    <dc:date>2019-02-13T10:07:51.599000000</dc:date>
    <meta:document-statistic meta:table-count="0" meta:image-count="1" meta:object-count="0" meta:page-count="2" meta:paragraph-count="21" meta:word-count="436" meta:character-count="2477" meta:non-whitespace-character-count="1980"/>
    <meta:user-defined meta:name="Info 1"/>
    <meta:user-defined meta:name="Info 2"/>
    <meta:user-defined meta:name="Info 3"/>
    <meta:user-defined meta:name="Info 4"/>
  </office:meta>
</office:document-meta>
</file>